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center" style:justify-single-word="false"/>
      <style:text-properties officeooo:rsid="00310c5d" officeooo:paragraph-rsid="00310c5d"/>
    </style:style>
    <style:style style:name="P4" style:family="paragraph" style:parent-style-name="Standard">
      <style:paragraph-properties fo:text-align="start" style:justify-single-word="false"/>
      <style:text-properties officeooo:rsid="003367f1" officeooo:paragraph-rsid="003367f1"/>
    </style:style>
    <style:style style:name="P5" style:family="paragraph" style:parent-style-name="Standard">
      <style:paragraph-properties fo:text-align="start" style:justify-single-word="false"/>
      <style:text-properties fo:font-weight="bold" officeooo:rsid="003367f1" officeooo:paragraph-rsid="003367f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3c47ce" officeooo:paragraph-rsid="003c47ce"/>
    </style:style>
    <style:style style:name="P7" style:family="paragraph" style:parent-style-name="Standard">
      <style:paragraph-properties fo:text-align="start" style:justify-single-word="false"/>
      <style:text-properties officeooo:rsid="003cc084" officeooo:paragraph-rsid="003cc084"/>
    </style:style>
    <style:style style:name="P8" style:family="paragraph" style:parent-style-name="Standard">
      <style:paragraph-properties fo:text-align="start" style:justify-single-word="false"/>
      <style:text-properties officeooo:rsid="003ffd4b" officeooo:paragraph-rsid="003ffd4b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41b379" officeooo:paragraph-rsid="0041b37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452b6e" officeooo:paragraph-rsid="00452b6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452b6e" officeooo:paragraph-rsid="00456eb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52b6e" officeooo:paragraph-rsid="004a0d1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5f428" officeooo:paragraph-rsid="0045f42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7e8d6" officeooo:paragraph-rsid="0047e8d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4833a7" officeooo:paragraph-rsid="004833a7"/>
    </style:style>
    <style:style style:name="P16" style:family="paragraph" style:parent-style-name="Standard">
      <style:paragraph-properties fo:text-align="start" style:justify-single-word="false"/>
      <style:text-properties officeooo:rsid="004a0ee7" officeooo:paragraph-rsid="004a0ee7"/>
    </style:style>
    <style:style style:name="P17" style:family="paragraph" style:parent-style-name="Standard">
      <style:paragraph-properties fo:text-align="start" style:justify-single-word="false"/>
      <style:text-properties officeooo:rsid="004bac15" officeooo:paragraph-rsid="004bac15"/>
    </style:style>
    <style:style style:name="P18" style:family="paragraph" style:parent-style-name="Standard">
      <style:paragraph-properties fo:text-align="start" style:justify-single-word="false"/>
      <style:text-properties officeooo:rsid="004cf03a" officeooo:paragraph-rsid="004cf03a"/>
    </style:style>
    <style:style style:name="P19" style:family="paragraph" style:parent-style-name="Standard">
      <style:paragraph-properties fo:text-align="start" style:justify-single-word="false"/>
      <style:text-properties officeooo:rsid="004d2aa8" officeooo:paragraph-rsid="004d2aa8"/>
    </style:style>
    <style:style style:name="P20" style:family="paragraph" style:parent-style-name="Standard">
      <style:paragraph-properties fo:text-align="start" style:justify-single-word="false"/>
      <style:text-properties officeooo:rsid="004df2a7" officeooo:paragraph-rsid="004df2a7"/>
    </style:style>
    <style:style style:name="P21" style:family="paragraph" style:parent-style-name="Standard">
      <style:paragraph-properties fo:text-align="start" style:justify-single-word="false"/>
      <style:text-properties officeooo:rsid="004fccab" officeooo:paragraph-rsid="004fccab"/>
    </style:style>
    <style:style style:name="P22" style:family="paragraph" style:parent-style-name="Heading_20_3">
      <style:text-properties officeooo:rsid="003367f1" officeooo:paragraph-rsid="003367f1"/>
    </style:style>
    <style:style style:name="P23" style:family="paragraph" style:parent-style-name="Heading_20_2">
      <style:paragraph-properties fo:text-align="start" style:justify-single-word="false"/>
      <style:text-properties officeooo:rsid="003367f1" officeooo:paragraph-rsid="003367f1"/>
    </style:style>
    <style:style style:name="T1" style:family="text">
      <style:text-properties style:text-position="super 58%" officeooo:rsid="00310c5d"/>
    </style:style>
    <style:style style:name="T2" style:family="text">
      <style:text-properties officeooo:rsid="00310c5d"/>
    </style:style>
    <style:style style:name="T3" style:family="text">
      <style:text-properties officeooo:rsid="0034bf15"/>
    </style:style>
    <style:style style:name="T4" style:family="text">
      <style:text-properties officeooo:rsid="0038941f"/>
    </style:style>
    <style:style style:name="T5" style:family="text">
      <style:text-properties officeooo:rsid="0039cd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8</text:span><text:span text:style-name="T1">th</text:span><text:span text:style-name="T2"> Grade Math</text:span> 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3">Big Ideas Math</text:p>
      <text:p text:style-name="P2"/>
      <text:h text:style-name="Heading_20_3" text:outline-level="3">Quarter 1</text:h>
      <text:p text:style-name="P5"><text:span text:style-name="T4">Chapter 1: </text:span>1.1, 1.2, 1.3, 1.3b, 1.4, 1.5</text:p>
      <text:p text:style-name="P6">8.OAT.3 – Analyze and solve linear equations and pairs of simultaneous linear</text:p>
      <text:p text:style-name="P6">equations (8.EE.7,8)</text:p>
      <text:p text:style-name="P7">8.OAT.2 – Understand and graph the connections between proportional</text:p>
      <text:p text:style-name="P7">relationships, lines, slope, and linear equations (8.EE.5,6)</text:p>
      <text:p text:style-name="P4"/>
      <text:p text:style-name="P5"><text:span text:style-name="T4">Chapter 2: </text:span>2.1, 2.2, 2.2b, 2.3, 2.4, 2.5, 2.6, 2.7</text:p>
      <text:p text:style-name="P9">8.DSP.1 – Investigate patterns of association in bivariate data (8.SP.1,2,3,4)</text:p>
      <text:p text:style-name="P10">8.OAT.2 – Understand and graph the connections between proportional relationships, lines, slope, and linear equations (8.EE.5,6)</text:p>
      <text:p text:style-name="P8">8.OAT.3 – Analyze and solve linear equations and pairs of simultaneous linear</text:p>
      <text:p text:style-name="P8">equations (8.EE.7,8)</text:p>
      <text:p text:style-name="P4"/>
      <text:h text:style-name="P23" text:outline-level="2">Quarter 2</text:h>
      <text:p text:style-name="P5"><text:span text:style-name="T4">Chapter 3: </text:span>3.1, 3.2, 3.3, 3.4, 3.5</text:p>
      <text:p text:style-name="P11">8.OAT.2 – Understand and graph the connections between proportional relationships, lines, slope, and linear equations (8.EE.5,6)</text:p>
      <text:p text:style-name="P14">8.OAT.3 – Analyze and solve linear equations and pairs of simultaneous linear</text:p>
      <text:p text:style-name="P14">equations (8.EE.7,8)</text:p>
      <text:p text:style-name="P13">8.OAT.4 – Define, evaluate, compare, and use functions to model relationships between quantities (8.F.1,2,3,4,5)</text:p>
      <text:p text:style-name="P4"/>
      <text:p text:style-name="P5"><text:span text:style-name="T5">Chapter 4: </text:span>4.1, 4.2, 4.3, 4.4, 4.4b</text:p>
      <text:p text:style-name="P12">8.OAT.2 – Understand and graph the connections between proportional relationships, lines, slope, and linear equations (8.EE.5,6)</text:p>
      <text:p text:style-name="P15">8.OAT.4 – Define, evaluate, compare, and use functions to model relationships between quantities (8.F.1,2,3,4,5)</text:p>
      <text:p text:style-name="P4"/>
      <text:h text:style-name="P22" text:outline-level="3">Quarter 3</text:h>
      <text:p text:style-name="P5"><text:span text:style-name="T4">Chapter 5: </text:span>5.1, 5.2, 5.3, 5.4, 5.5</text:p>
      <text:p text:style-name="P16">8.GEO.1 – Understand congruence and similarity using various mediums including geometric software (8.G.1,2,3,4,5)</text:p>
      <text:p text:style-name="P4"/>
      <text:p text:style-name="P5"><text:span text:style-name="T4">Chapter 6: </text:span>6.1, 6.2, 6.3, 6.3b, 6.4, 6.5</text:p>
      <text:p text:style-name="P17">8.OAT.1 – Work with radicals and integer exponents (8.E.E.1,2,3,4)</text:p>
      <text:p text:style-name="P18">8.GEO.2 – Understand and apply the Pythagorean Theorem (8.G.6,7,8)</text:p>
      <text:p text:style-name="P4"><text:soft-page-break/></text:p>
      <text:h text:style-name="P22" text:outline-level="3">Quarter <text:span text:style-name="T3">4</text:span></text:h>
      <text:p text:style-name="P5"><text:span text:style-name="T4">Chapter 7: </text:span>7.1, 7.2, 7.3, 7.3b, 7.4</text:p>
      <text:p text:style-name="P19">8.DSP.1 – Investigate patterns of association in bivariate data (8.SP.1,2,3,4)</text:p>
      <text:p text:style-name="P4"/>
      <text:p text:style-name="P5"><text:span text:style-name="T4">Chapter 8: </text:span>8.1, 8.2, 8.3, 8.4</text:p>
      <text:p text:style-name="P20">8.OAT.3 – Analyze and solve linear equations and pairs of simultaneous linear</text:p>
      <text:p text:style-name="P20">equations (8.EE.7,8)</text:p>
      <text:p text:style-name="P4"/>
      <text:p text:style-name="P5"><text:span text:style-name="T4">Chapter 9: </text:span>9.1, 9.2, 9.3, 9.4, 9.5, 9.6, 9.6b</text:p>
      <text:p text:style-name="P21">8.OAT.1 – Work with radicals and integer exponents (8.E.E.1,2,3,4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6-08-17T22:16:27.401658927</dc:date>
    <meta:editing-duration>PT1H49M39S</meta:editing-duration>
    <meta:editing-cycles>70</meta:editing-cycles>
    <meta:generator>LibreOffice/5.0.6.3$Linux_X86_64 LibreOffice_project/00m0$Build-3</meta:generator>
    <meta:document-statistic meta:table-count="0" meta:image-count="0" meta:object-count="0" meta:page-count="2" meta:paragraph-count="38" meta:word-count="286" meta:character-count="2078" meta:non-whitespace-character-count="1814"/>
  </office:meta>
</office:document-meta>
</file>